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494cm" fo:min-width="11.864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982cm" fo:min-width="0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2.095cm" fo:min-width="0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8.982cm"/>
    </style:style>
    <style:style style:name="gr5" style:family="graphic" style:parent-style-name="standard">
      <style:graphic-properties draw:stroke="none" svg:stroke-color="#000000" draw:fill="none" draw:fill-color="#ffffff" fo:min-height="0.87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64cm" svg:height="0.744cm" svg:x="4.352cm" svg:y="10.2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5cm" svg:height="2.232cm" svg:x="3.95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94cm" svg:height="2.679cm" svg:x="16.585cm" svg:y="10.6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1.838cm" svg:height="0.297cm" svg:x="4.615cm" svg:y="11.5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0.789cm" svg:height="1.127cm" svg:x="9.745cm" svg:y="12.166cm">
          <draw:text-box>
            <text:p>L</text:p>
          </draw:text-box>
        </draw:frame>
        <draw:frame draw:style-name="gr5" draw:text-style-name="P2" draw:layer="layout" svg:width="0.658cm" svg:height="1.127cm" svg:x="16.979cm" svg:y="11.422cm">
          <draw:text-box>
            <text:p>P</text:p>
          </draw:text-box>
        </draw:frame>
        <draw:line draw:style-name="gr6" draw:text-style-name="P3" draw:layer="layout" svg:x1="3.934cm" svg:y1="9.873cm" svg:x2="2.929cm" svg:y2="10.442cm">
          <text:p/>
        </draw:line>
        <draw:line draw:style-name="gr6" draw:text-style-name="P3" draw:layer="layout" svg:x1="3.957cm" svg:y1="10.38cm" svg:x2="2.905cm" svg:y2="10.975cm">
          <text:p/>
        </draw:line>
        <draw:line draw:style-name="gr6" draw:text-style-name="P3" draw:layer="layout" svg:x1="3.971cm" svg:y1="10.856cm" svg:x2="3.023cm" svg:y2="11.422cm">
          <text:p/>
        </draw:line>
        <draw:line draw:style-name="gr6" draw:text-style-name="P3" draw:layer="layout" svg:x1="3.945cm" svg:y1="11.392cm" svg:x2="3.049cm" svg:y2="11.899cm">
          <text:p/>
        </draw:line>
        <draw:line draw:style-name="gr7" draw:text-style-name="P3" draw:layer="layout" svg:x1="4.22cm" svg:y1="12.761cm" svg:x2="6.982cm" svg:y2="12.761cm">
          <text:p/>
        </draw:line>
        <draw:frame draw:style-name="gr5" draw:text-style-name="P2" draw:layer="layout" svg:width="0.789cm" svg:height="1.127cm" svg:x="5.01cm" svg:y="13.20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4:30:29.128220123</meta:creation-date>
    <dc:date>2020-04-22T14:45:29.440712202</dc:date>
    <meta:editing-duration>PT4M58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